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5" text:continue-numbering="true" text:continue-list="list_Dropdown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6" text:continue-numbering="true" text:continue-list="list_Dropdown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7" text:continue-numbering="true" text:continue-list="list_Dropdown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8" text:continue-numbering="true" text:continue-list="list_Dropdown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29" text:continue-numbering="true" text:continue-list="list_Dropdown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30" text:continue-numbering="true" text:continue-list="list_Dropdown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1" text:continue-numbering="true" text:continue-list="list_Dropdown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2" text:continue-numbering="true" text:continue-list="list_Dropdown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3" text:continue-numbering="true" text:continue-list="list_Dropdown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4" text:continue-numbering="true" text:continue-list="list_Dropdown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5" text:continue-numbering="true" text:continue-list="list_Dropdown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6" text:continue-numbering="true" text:continue-list="list_Dropdown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Dropdown (LVGL)47" text:continue-numbering="true" text:continue-list="list_Dropdown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Dropdown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Dropdown (LVGL)49" text:continue-numbering="true" text:continue-list="list_Dropdown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Dropdown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51" text:continue-numbering="true" text:continue-list="list_Dropdown (LVGL)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52" text:continue-numbering="true" text:continue-list="list_Dropdown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53" text:continue-numbering="true" text:continue-list="list_Dropdown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4" text:continue-numbering="true" text:continue-list="list_Dropdown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5" text:continue-numbering="true" text:continue-list="list_Dropdown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6" text:continue-numbering="true" text:continue-list="list_Dropdown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7" text:continue-numbering="true" text:continue-list="list_Dropdown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9" text:continue-numbering="true" text:continue-list="list_Dropdown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60" text:continue-numbering="true" text:continue-list="list_Dropdown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61" text:continue-numbering="true" text:continue-list="list_Dropdown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